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fdbb0"/>
    </style:style>
    <style:style style:name="P2" style:family="paragraph" style:parent-style-name="Heading_20_2">
      <style:text-properties officeooo:paragraph-rsid="00202383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T1" style:family="text">
      <style:text-properties officeooo:rsid="00202383"/>
    </style:style>
    <style:style style:name="T2" style:family="text">
      <style:text-properties officeooo:rsid="00206e3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Strong_20_Emphasis"><text:span text:style-name="T1">Team </text:span></text:span><text:span text:style-name="Strong_20_Emphasis"><text:span text:style-name="T2">4</text:span></text:span></text:h>
      <text:h text:style-name="Heading_20_2" text:outline-level="2"><text:span text:style-name="Strong_20_Emphasis">Project Proposal: Loan Default Prediction</text:span></text:h>
      <text:h text:style-name="Heading_20_3" text:outline-level="3"><text:s/><text:span text:style-name="Strong_20_Emphasis">Project Overview</text:span></text:h>
      <text:p text:style-name="Text_20_body">Banks and financial institutions face major financial risks when customers fail to repay their loans.<text:line-break/>This project aims to develop a <text:span text:style-name="Strong_20_Emphasis">machine learning model</text:span> that predicts whether a customer is likely to default on a loan based on their financial and demographic information.</text:p>
      <text:p text:style-name="Text_20_body">By identifying <text:span text:style-name="Strong_20_Emphasis">high-risk borrowers</text:span>, banks can make better lending decisions, reduce losses, and design fairer credit policies.</text:p>
      <text:p text:style-name="Horizontal_20_Line"/>
      <text:h text:style-name="Heading_20_3" text:outline-level="3"><text:s/><text:span text:style-name="Strong_20_Emphasis">Problem Statement</text:span></text:h>
      <text:p text:style-name="Text_20_body">When customers cannot pay back their loans, it affects the bank’s revenue and increases operational risk.<text:line-break/>Traditional credit scoring methods often fail to capture complex relationships between features such as <text:span text:style-name="Strong_20_Emphasis">income</text:span>, <text:span text:style-name="Strong_20_Emphasis">loan amount</text:span>, <text:span text:style-name="Strong_20_Emphasis">credit score</text:span>, and <text:span text:style-name="Strong_20_Emphasis">repayment history</text:span>.</text:p>
      <text:p text:style-name="Text_20_body">Our goal is to use <text:span text:style-name="Strong_20_Emphasis">AI and data-driven modeling</text:span> to:</text:p>
      <text:list text:style-name="L1">
        <text:list-item>
          <text:p text:style-name="P3">Identify patterns that indicate loan default risk</text:p>
        </text:list-item>
        <text:list-item>
          <text:p text:style-name="P3">Help financial institutions manage credit more effectively</text:p>
        </text:list-item>
        <text:list-item>
          <text:p text:style-name="P3">Demonstrate the real-world value of predictive analytics in banking</text:p>
        </text:list-item>
      </text:list>
      <text:p text:style-name="Horizontal_20_Line"/>
      <text:h text:style-name="Heading_20_3" text:outline-level="3"><text:s/><text:span text:style-name="Strong_20_Emphasis">Objectives</text:span></text:h>
      <text:list text:style-name="L2">
        <text:list-item>
          <text:p text:style-name="P4">Perform <text:span text:style-name="Strong_20_Emphasis">data cleaning</text:span> and handle missing or inconsistent values.</text:p>
        </text:list-item>
        <text:list-item>
          <text:p text:style-name="P4">Conduct <text:span text:style-name="Strong_20_Emphasis">exploratory data analysis (EDA)</text:span> to find trends and correlations.</text:p>
        </text:list-item>
        <text:list-item>
          <text:p text:style-name="P4">Apply <text:span text:style-name="Strong_20_Emphasis">classification algorithms</text:span> (Logistic Regression, Random Forest, XGBoost).</text:p>
        </text:list-item>
        <text:list-item>
          <text:p text:style-name="P4">Evaluate models using <text:span text:style-name="Strong_20_Emphasis">accuracy, precision, recall, and ROC-AUC</text:span>.</text:p>
        </text:list-item>
        <text:list-item>
          <text:p text:style-name="P4">Visualize and explain <text:span text:style-name="Strong_20_Emphasis">key risk factors</text:span> behind defaults.</text:p>
        </text:list-item>
        <text:list-item>
          <text:p text:style-name="P4">Summarize findings with clear <text:span text:style-name="Strong_20_Emphasis">business recommendations</text:span>.</text:p>
        </text:list-item>
      </text:list>
      <text:p text:style-name="Horizontal_20_Line"/>
      <text:h text:style-name="P1" text:outline-level="3"><text:s/><text:span text:style-name="Strong_20_Emphasis">Dataset</text:span></text:h>
      <text:h text:style-name="P1" text:outline-level="3"><text:s/><text:span text:style-name="Strong_20_Emphasis">Source:</text:span> Kaggle – Loan Default Prediction Dataset<text:line-break/>The dataset contains anonymized financial data of loan applicants, including:</text:h>
      <text:list text:style-name="L3">
        <text:list-item>
          <text:p text:style-name="P5"><text:span text:style-name="Source_20_Text">loan_amount</text:span>, <text:span text:style-name="Source_20_Text">term</text:span>, <text:span text:style-name="Source_20_Text">interest_rate</text:span>, <text:span text:style-name="Source_20_Text">income</text:span>, <text:span text:style-name="Source_20_Text">credit_score</text:span>,</text:p>
        </text:list-item>
        <text:list-item>
          <text:p text:style-name="P5"><text:soft-page-break/><text:span text:style-name="Source_20_Text">employment_status</text:span>, <text:span text:style-name="Source_20_Text">payment_history</text:span>, and <text:span text:style-name="Source_20_Text">loan_status</text:span> (target variable)</text:p>
        </text:list-item>
      </text:list>
      <text:h text:style-name="Heading_20_3" text:outline-level="3"><text:span text:style-name="Strong_20_Emphasis">Expected Outcome</text:span></text:h>
      <text:list text:style-name="L4">
        <text:list-item>
          <text:p text:style-name="P6">A trained ML model that predicts whether a borrower is <text:span text:style-name="Strong_20_Emphasis">low-risk</text:span> or <text:span text:style-name="Strong_20_Emphasis">high-risk</text:span>.</text:p>
        </text:list-item>
        <text:list-item>
          <text:p text:style-name="P6">Visualizations showing which features have the most impact on loan default.</text:p>
        </text:list-item>
        <text:list-item>
          <text:p text:style-name="P6">A clean, reproducible notebook and a clear business summary for presentation.</text:p>
        </text:list-item>
        <text:list-item>
          <text:p text:style-name="P6">Practical insights that demonstrate how <text:span text:style-name="Strong_20_Emphasis">AI can enhance credit risk management</text:span>.</text:p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2:33:18.939989118</meta:creation-date>
    <dc:date>2025-10-29T10:32:30.050994696</dc:date>
    <meta:editing-duration>PT5M50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27" meta:word-count="283" meta:character-count="1973" meta:non-whitespace-character-count="1726"/>
  </office:meta>
</office:document-meta>
</file>